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was a hard lab, I started pretty late. I got the first 40% done.</text:p>
      <text:p text:style-name="Standard"/>
      <text:p text:style-name="Standard">Here's what I did.</text:p>
      <text:p text:style-name="Standard"/>
      <text:p text:style-name="Standard">First, I tried finding what files to edit, I saw PHYS_BASE was defined in vaddr.h, but that didn't help me. </text:p>
      <text:p text:style-name="Standard"/>
      <text:p text:style-name="Standard">I started hunting around in files in the userprog folder. </text:p>
      <text:p text:style-name="Standard"/>
      <text:p text:style-name="Standard">After some hunting combined with looking at the secret sauce, I found that push_command() is whagt I was looking for, and I found it, in process.c. </text:p>
      <text:p text:style-name="Standard"/>
      <text:p text:style-name="Standard">I then began to approach manipulating and handling the stack via *esp. After more referring to secret sauce, I managed to figure out how the stack worked. It took a lot of trial and error but I eventually learned that the stack populates addresses below PHYS_BASE and that it keeps growing downward the more you push on.</text:p>
      <text:p text:style-name="Standard"/>
      <text:p text:style-name="Standard">I also learned that to push stuff onto the stack, you need to decrement esp first to account for the size of whatever I'm pushing on as whatever I push on populates addresses in increasing order.</text:p>
      <text:p text:style-name="Standard"/>
      <text:p text:style-name="Standard">Because of this, I thought that I had to reverse my strings of args to push them on backwards(this is wrong, and I got rid of this change later on). So I went about detecting my args and breaking them apart.</text:p>
      <text:p text:style-name="Standard"/>
      <text:p text:style-name="Standard">I first went through cmdline to detect the number of args. I did this by looking for spaces or the end of the cmdline. This I stored in argc. </text:p>
      <text:p text:style-name="Standard"/>
      <text:p text:style-name="Standard">For storing args, I had an argumentArray which I pushed on char* arrays into the elements. Each char* array was extracted from cmdline by searching through cmdline for either the end of cmdline or a space. Through tricky indexing, I was able to extract the args and insert a null terminator at the end of each string. </text:p>
      <text:p text:style-name="Standard"/>
      <text:p text:style-name="Standard">Once I had this, I had to word align. I saw in vaddr.h that there was a way to page_round_down, but I didn't know quite how to use it yet, so I implemented my own solution, which was to count the total number of bytes our args+null terminators contained, modulised with %, and took the remainder and made a char array of that size and filled each element with '0'. I then pushed that onto the stack (it took me a bit to realize memcpy allowed us to push char arrays onto the stack). I then made another char* array to store 0. this is the null sentinel. I pushed that onto the stack. </text:p>
      <text:p text:style-name="Standard"/>
      <text:p text:style-name="Standard">As I pushed my args onto the stack, in right to left order, I saved the *esp for each arg pushed on. After pushing null sentinel on, I pushed each address holding an arg onto the stack, in right to left order. </text:p>
      <text:p text:style-name="Standard"/>
      <text:p text:style-name="Standard">I then pushed on the address holding the address of argv[0], which should have been the address of the last thing pushed onto the stack. </text:p>
      <text:p text:style-name="Standard"/>
      <text:p text:style-name="Standard">Then I pushed on argc's value onto the stack. </text:p>
      <text:p text:style-name="Standard"/>
      <text:p text:style-name="Standard">Once all that was said and done, I pushed a fake address onto the stack, I just pushed 0. </text:p>
      <text:p text:style-name="Standard"/>
      <text:p text:style-name="Standard"><text:soft-page-break/>After all that, I thought I was done, but the test failed. So after a bit of hunting, I found that I needed to change process_execute(). After creating a semaphore, I pushed the address of the semaphore into thread_create(). I then modified the thread struct to hold onto the semaphore passed in, this also required modifying thread_start() by creating and pushing the address of a junkSemaphore into the thread_create().</text:p>
      <text:p text:style-name="Standard"/>
      <text:p text:style-name="Standard">After passing the semaphore into thread_create in the function process_execute(), I then semaphore_down'd the semaphore. </text:p>
      <text:p text:style-name="Standard"/>
      <text:p text:style-name="Standard">In order for the parent to keep running, I needed to semaphore_up in the child somewhere, and I did that, in thread_exit.</text:p>
      <text:p text:style-name="Standard"/>
      <text:p text:style-name="Standard">After all of that, it worked, for the first 40%. </text:p>
      <text:p text:style-name="Standard"/>
      <text:p text:style-name="Standard"/>
      <text:p text:style-name="Standard">CONTINUATION</text:p>
      <text:p text:style-name="Standard"/>
      <text:p text:style-name="Standard">I got up to 60%</text:p>
      <text:p text:style-name="Standard"/>
      <text:p text:style-name="Standard">This meant I passed all the arg tests. </text:p>
      <text:p text:style-name="Standard"/>
      <text:p text:style-name="Standard">I looked to see why if we passed any args to cmdline, our file wouldn't open. </text:p>
      <text:p text:style-name="Standard"/>
      <text:p text:style-name="Standard">This is because our filename is the cmdline, or at least, that's what the system used to think.</text:p>
      <text:p text:style-name="Standard"/>
      <text:p text:style-name="Standard">I extracted the first arg, and set this to the thread's name (on thread_create call in execute process). I also extracted it in load and used it to open our file.</text:p>
      <text:p text:style-name="Standard"/>
      <text:p text:style-name="Standard">Other than minor formatting of push_command(to account for double spaces and to not let references to unit'd char* arrays to happen, we're pretty much se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phen Woodbury</meta:initial-creator>
    <meta:creation-date>2018-05-31T12:37:56.46</meta:creation-date>
    <dc:date>2018-05-31T23:23:30.11</dc:date>
    <dc:creator>Stephen Woodbury</dc:creator>
    <meta:editing-duration>PT6M4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2" meta:paragraph-count="26" meta:word-count="724" meta:character-count="3919"/>
  </office:meta>
</office:document-meta>
</file>